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9e8e4" officeooo:paragraph-rsid="0009e8e4"/>
    </style:style>
    <style:style style:name="P2" style:family="paragraph" style:parent-style-name="Standard">
      <style:paragraph-properties fo:text-align="start" style:justify-single-word="false"/>
      <style:text-properties officeooo:rsid="0009e8e4" officeooo:paragraph-rsid="0009e8e4"/>
    </style:style>
    <style:style style:name="P3" style:family="paragraph" style:parent-style-name="Standard">
      <style:paragraph-properties fo:text-align="start" style:justify-single-word="false"/>
      <style:text-properties officeooo:rsid="000a81ab" officeooo:paragraph-rsid="000a81ab"/>
    </style:style>
    <style:style style:name="P4" style:family="paragraph" style:parent-style-name="Standard">
      <style:paragraph-properties fo:text-align="start" style:justify-single-word="false"/>
      <style:text-properties officeooo:rsid="000a81ab" officeooo:paragraph-rsid="000b60e8"/>
    </style:style>
    <style:style style:name="P5" style:family="paragraph" style:parent-style-name="Standard">
      <style:paragraph-properties fo:text-align="center" style:justify-single-word="false"/>
      <style:text-properties fo:font-size="18pt" officeooo:rsid="0009e8e4" officeooo:paragraph-rsid="0009e8e4" style:font-size-asian="18pt" style:font-size-complex="18pt"/>
    </style:style>
    <style:style style:name="P6" style:family="paragraph" style:parent-style-name="Standard">
      <style:paragraph-properties fo:text-align="start" style:justify-single-word="false"/>
      <style:text-properties fo:font-size="14pt" officeooo:rsid="0009e8e4" officeooo:paragraph-rsid="0009e8e4" style:font-size-asian="14pt" style:font-size-complex="14pt"/>
    </style:style>
    <style:style style:name="P7" style:family="paragraph" style:parent-style-name="Standard">
      <style:paragraph-properties fo:text-align="start" style:justify-single-word="false"/>
      <style:text-properties fo:font-size="16pt" officeooo:rsid="000a81ab" officeooo:paragraph-rsid="000a81ab" style:font-size-asian="16pt" style:font-size-complex="16pt"/>
    </style:style>
    <style:style style:name="P8" style:family="paragraph" style:parent-style-name="Standard">
      <style:paragraph-properties fo:text-align="start" style:justify-single-word="false"/>
      <style:text-properties fo:font-size="16pt" officeooo:rsid="000a81ab" officeooo:paragraph-rsid="000b60e8" style:font-size-asian="16pt" style:font-size-complex="16pt"/>
    </style:style>
    <style:style style:name="P9" style:family="paragraph" style:parent-style-name="Standard">
      <style:paragraph-properties fo:text-align="start" style:justify-single-word="false"/>
      <style:text-properties fo:font-size="16pt" officeooo:rsid="000a81ab" officeooo:paragraph-rsid="000c1da7" style:font-size-asian="16pt" style:font-size-complex="16pt"/>
    </style:style>
    <style:style style:name="P10" style:family="paragraph" style:parent-style-name="Standard">
      <style:paragraph-properties fo:text-align="start" style:justify-single-word="false"/>
      <style:text-properties fo:font-size="12pt" officeooo:rsid="000a81ab" officeooo:paragraph-rsid="000b60e8" style:font-size-asian="12pt" style:font-size-complex="12pt"/>
    </style:style>
    <style:style style:name="P11" style:family="paragraph" style:parent-style-name="Standard">
      <style:paragraph-properties fo:text-align="start" style:justify-single-word="false"/>
      <style:text-properties fo:font-size="12pt" officeooo:rsid="000b60e8" officeooo:paragraph-rsid="000b60e8" style:font-size-asian="12pt" style:font-size-complex="12pt"/>
    </style:style>
    <style:style style:name="P12" style:family="paragraph" style:parent-style-name="Standard">
      <style:paragraph-properties fo:text-align="start" style:justify-single-word="false"/>
      <style:text-properties fo:font-size="12pt" officeooo:rsid="000c1da7" officeooo:paragraph-rsid="000c1da7" style:font-size-asian="12pt" style:font-size-complex="12pt"/>
    </style:style>
    <style:style style:name="P13" style:family="paragraph" style:parent-style-name="Standard">
      <style:paragraph-properties fo:text-align="start" style:justify-single-word="false"/>
      <style:text-properties fo:font-size="12pt" officeooo:rsid="000c1da7" officeooo:paragraph-rsid="000c1da7" style:font-size-asian="10.5pt" style:font-size-complex="12pt"/>
    </style:style>
    <style:style style:name="T1" style:family="text">
      <style:text-properties officeooo:rsid="000b60e8"/>
    </style:style>
    <style:style style:name="T2" style:family="text">
      <style:text-properties officeooo:rsid="000c1d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anual de usuario</text:p>
      <text:p text:style-name="P1"/>
      <text:p text:style-name="P6">Requerimientos:</text:p>
      <text:p text:style-name="P2"/>
      <text:p text:style-name="P2">- Poseer el jar ejecutable de la aplicación o en su defecto, tener instalado Netbeans para abrir el proyecto.</text:p>
      <text:p text:style-name="P2"/>
      <text:p text:style-name="P6">Como utilizar la aplicación:</text:p>
      <text:p text:style-name="P2"/>
      <text:p text:style-name="P2">- Para utilizar la aplicación se debe de tener un nombre de usuario y una contraseña, ya establecida para poder introducirnos a la aplicación en sí.</text:p>
      <text:p text:style-name="P2"/>
      <text:p text:style-name="P2">Al entrar, nos encontraremos con tres apartados: CONTROL, PAQUETES y PUNTOS.</text:p>
      <text:p text:style-name="P2"/>
      <text:p text:style-name="P2">Para poder utilizar el apartado de CONTROL se deberá de ser ADMINISTRADOR, puesto que ahí se encontraran las opciones de crear usuarios, crear rutas y puntos.</text:p>
      <text:p text:style-name="P2"/>
      <text:p text:style-name="P7">APARTADO CONTROL</text:p>
      <text:p text:style-name="P3"/>
      <text:p text:style-name="P3">- Como se ha mencionado antes, acá se podrán crear nuevos usuarios, rutas, y puntos de control, dividiéndose este apartado en CONTROL DE USUARIOS, CONTROL DE RUTAS, y CONTROL DE PUNTOS</text:p>
      <text:p text:style-name="P3"/>
      <text:p text:style-name="P3"><text:bookmark-start text:name="__DdeLink__1_172146464"/>CONTROL DE USUARIOS: acá mediante una sencilla interfaz el usuario puede seleccionar entre crear un nuevo usuario, o modificar uno ya existen. Al crear un nuevo usuario se le requerira al cliente que ingrese los datos, siendo estos, user, contraseña, y el nombre de dicho usuario, así como se le dará la opción por medio de un comboBox que elija el puesto que se le otorgará al usuario.</text:p>
      <text:p text:style-name="P3"/>
      <text:p text:style-name="P3">Al modificar un usuario ya existente, se le mostrara constantemente al usuario, los usuarios que existen, teniendo el que presionar y darle al boton de seleccionar, para poder modificar los aspectos de dicho usuario. Acá se posee la opción de eliminar el usuario, esta al ser una opcion bastante grande, pues requerira de que se le confirme dicha accion.<text:bookmark-end text:name="__DdeLink__1_172146464"/></text:p>
      <text:p text:style-name="P3"/>
      <text:p text:style-name="P3"><text:bookmark-start text:name="__DdeLink__4_172146464"/>CONTROL DE RUTAS: acá mediante una sencilla interfaz el usuario puede seleccionar entre crear una nueva ruta, o modificar los aspectos de una ya existente, así como eliminar o desactivar alguna ruta que se desee. Al crear una nueva ruta, se le pediran al usuario que ingrese los datos de dicha ruta, siendo estos, el nombre del destino, el numero de ruta, cuantos puntos de control tendrá dicha ruta, así como las tarifas que tendrán todos los paquetes ingresados.</text:p>
      <text:p text:style-name="P3"/>
      <text:p text:style-name="P4">Al modificar un<text:span text:style-name="T1">a ruta </text:span>ya existente, se le mostrara constantemente al usuario, l<text:span text:style-name="T1">as rutas </text:span>que existen <text:span text:style-name="T1">por medio de una tabla</text:span>, teniendo el que presionar <text:span text:style-name="T1">al aspecto de la tabla que desee modificar </text:span>y <text:span text:style-name="T1">luego</text:span> darle al boton de seleccionar, para poder modificar los aspectos de dich<text:span text:style-name="T1">a ruta</text:span>. Acá se posee la opción de eliminar <text:span text:style-name="T1">la ruta, o bien desactivarla, cambiando el estado por medio de una co</text:span><text:bookmark-end text:name="__DdeLink__4_172146464"/><text:span text:style-name="T1">mboBox;</text:span> esta al ser una opcion bastante grande, pues requerira de que se le confirme dicha accion.</text:p>
      <text:p text:style-name="P4"/>
      <text:p text:style-name="P4">CONTROL DE <text:span text:style-name="T1">PUNTOS DE CONTROL</text:span>: acá mediante una sencilla interfaz el usuario puede seleccionar entre crear un nuevo <text:span text:style-name="T1">punto de control</text:span>, o modificar uno ya existen<text:span text:style-name="T1">te</text:span>. Al crear un nuevo <text:span text:style-name="T1">punto de control</text:span> se le requerira al cliente que ingrese los datos <text:span text:style-name="T1">de dicho punto de control</text:span>, siendo estos, <text:soft-page-break/><text:span text:style-name="T1">nombre del lugar, numero de paquetes que tendra en la cola, numero que lo identifica en la ruta y las tarifas</text:span>, así como se le dará la opción por medio de un comboBox que elija <text:span text:style-name="T1">al usuario que se quedara encargado de operar en dicho punto de control</text:span>.</text:p>
      <text:p text:style-name="P4"/>
      <text:p text:style-name="P4">Al modificar un <text:span text:style-name="T1">punto de control</text:span> ya existente, se le mostrara constantemente al usuario, los <text:span text:style-name="T1">puntos </text:span>que existen <text:span text:style-name="T1">por medio de una tabla</text:span>, teniendo el que presionar <text:span text:style-name="T1">el punto que desee modificar </text:span>y <text:span text:style-name="T1">luego </text:span>darle al boton de seleccionar, para poder modificar los aspectos de dicho <text:span text:style-name="T1">punto</text:span>. Acá se posee la opción de eliminar el <text:span text:style-name="T1">punto de control solo si la ruta no tiene paquetes;</text:span> esta al ser una opcion bastante grande, pues requerira de que se le confirme dicha accion.</text:p>
      <text:p text:style-name="P4"/>
      <text:p text:style-name="P8">APARTAD<text:span text:style-name="T1">O PAQUETES</text:span></text:p>
      <text:p text:style-name="P8"/>
      <text:p text:style-name="P11">Este apartado es mas sencillo ya que solo se divide en tres sencillas partes, CREAR NUEVO PAQUETE, BUSCAR PAQUETE EN LA RUTA, y ENTREGAR PAQUETE.</text:p>
      <text:p text:style-name="P10"/>
      <text:p text:style-name="P11">APARTADO NUEVO PAQUETE: siendo este apartado así como su nombre lo dice, el encargado de crear nuevos paquetes, pidiendo mediante cajas para el ingreso de datos, los datos correspondientes, siendo estos: remitente, ciudad a la que se manda el pedido, destinatario que recibira el paquete, <text:span text:style-name="T2">así como calculara el costo a pagar por dicho paquete. Al momento de tener los datos completos, se le dará al boton ingresar, que agregara a una tabla dicho paquete, alistandolo para ser guardado, pudiendo en estos momentos cancelar el paquete al presionar sobre el nombre del paquete en la tabla, y presionando el boton cancelar. Para lograr agregar el paquete como se debe, se tendra que presionar el boton de generar factura, el cual nos llevara a una ventana nueva, donde se especifica cuanto se tendrá que cobrar por el paquete, así como mandara dicho paquete hacia el apartado de ingreso de paquete, e ingreso de paquete a la bodega, asi como computara los costos que tenga por el momento.</text:span></text:p>
      <text:p text:style-name="P11"/>
      <text:p text:style-name="P12">APARTADO BUSCAR PAQUETE EN LA RUTA: acá, mediante el ingreso del codigo del paquete en una caja de requerimientos de datos, y al presionar el boton buscar, se le mostrara al usuario en un mapa, donde se encuentra su paquete en ese preciso instante, y al colocarse sobre uno de los puntos, mediante la espera, le saltara un popup que le mostrara cuantas horas hizo el paquete en dicho punto, así como el nombre del punto.</text:p>
      <text:p text:style-name="P12"/>
      <text:p text:style-name="P12">APARTADO ENTREGAR PAQUETE: este es un apartado bastante sencillo, ya que solo tiene como peculiaridad, que se muestran todos los paquetes que ya llegaron a su destino en una tabla, así al posicionarse y dar click en una de las filas de dicha tabla, se selecciona un paquete, y se le modifica el estado, de NO ENTREGADO a ENTREGADO;</text:p>
      <text:p text:style-name="P12"/>
      <text:p text:style-name="P9">APARTAD<text:span text:style-name="T1">O PUNTOS DE CONTROL</text:span></text:p>
      <text:p text:style-name="P9"/>
      <text:p text:style-name="P13">Apartado bastante sencillo, puesto que acá el operador solo aprecia la cola de paquetes que tiene dicho punto de control por medio de una tabla, y al presionar en una fila de dicha tabla y acto seguido presionar el boton de SELECCIONAR, se selecciona dicho paquete y se le puede modificar el estado, puesto que acá se le ingresa las horas que estuvo en el punto de control, se multiplican las horas que estuvo en el punto de control por la tarifa global si en dado caso dicho punto careciera de una tarifa local.</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6T03:11:40.225473476</meta:creation-date>
    <dc:date>2019-08-26T04:01:22.760271832</dc:date>
    <meta:editing-duration>PT9S</meta:editing-duration>
    <meta:editing-cycles>1</meta:editing-cycles>
    <meta:document-statistic meta:table-count="0" meta:image-count="0" meta:object-count="0" meta:page-count="2" meta:paragraph-count="22" meta:word-count="1017" meta:character-count="5869" meta:non-whitespace-character-count="4874"/>
    <meta:generator>LibreOffice/6.0.7.3$Linux_X86_64 LibreOffice_project/00m0$Build-3</meta:generator>
  </office:meta>
</office:document-meta>
</file>